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ff99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b2b2b2"/>
      <style:text-properties style:use-window-font-color="true"/>
    </style:style>
    <style:style style:name="ce9" style:family="table-cell" style:parent-style-name="Default">
      <style:table-cell-properties fo:background-color="#ff6600"/>
      <style:text-properties style:use-window-font-color="true"/>
    </style:style>
    <style:style style:name="ce10" style:family="table-cell" style:parent-style-name="Default">
      <style:table-cell-properties fo:background-color="transparent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line draw:z-index="0" draw:style-name="gr1" draw:text-style-name="P1" svg:x1="3.277cm" svg:y1="2.47cm" svg:x2="5.617cm" svg:y2="8.473cm">
            <text:p/>
          </draw:line>
          <draw:line draw:z-index="1" draw:style-name="gr1" draw:text-style-name="P1" svg:x1="3.166cm" svg:y1="8.314cm" svg:x2="14.731cm" svg:y2="6.508cm">
            <text:p/>
          </draw:line>
          <draw:line draw:z-index="2" draw:style-name="gr1" draw:text-style-name="P1" svg:x1="3.221cm" svg:y1="8.314cm" svg:x2="26.047cm" svg:y2="1.541cm">
            <text:p/>
          </draw:line>
        </table:shapes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8" table:number-columns-repeated="2"/>
          <table:table-cell table:style-name="ce5" table:number-columns-repeated="7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style-name="ce5" table:number-columns-repeated="3"/>
          <table:table-cell table:style-name="ce8" table:number-columns-repeated="2"/>
          <table:table-cell table:style-name="ce5" table:number-columns-repeated="5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table:style-name="ce5" table:number-columns-repeated="5"/>
          <table:table-cell table:style-name="ce8" table:number-columns-repeated="2"/>
          <table:table-cell table:style-name="ce5" table:number-columns-repeated="3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/>
          <table:table-cell table:style-name="ce5" table:number-columns-repeated="7"/>
          <table:table-cell table:style-name="ce8" table:number-columns-repeated="2"/>
          <table:table-cell table:style-name="ce5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style-name="ce5" table:number-columns-repeated="9"/>
          <table:table-cell table:style-name="ce8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table:style-name="ce5" table:number-columns-repeated="10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5" table:number-columns-repeated="10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/>
          <table:table-cell table:style-name="ce5" table:number-columns-repeated="10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style-name="ce4"/>
          <table:table-cell table:style-name="ce5" table:number-columns-repeated="9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style-name="ce4"/>
          <table:table-cell table:style-name="ce5" table:number-columns-repeated="9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4"/>
          <table:table-cell table:style-name="ce5" table:number-columns-repeated="3"/>
          <table:table-cell table:style-name="ce9"/>
          <table:table-cell table:style-name="ce5" table:number-columns-repeated="5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/>
          <table:table-cell table:style-name="ce4"/>
          <table:table-cell table:style-name="ce5" table:number-columns-repeated="2"/>
          <table:table-cell table:style-name="ce9"/>
          <table:table-cell table:style-name="ce5" table:number-columns-repeated="6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4"/>
          <table:table-cell table:style-name="ce9" table:number-columns-repeated="2"/>
          <table:table-cell table:style-name="ce3" table:number-columns-repeated="7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 table:style-name="ce4"/>
          <table:table-cell table:style-name="ce5"/>
          <table:table-cell table:style-name="ce3" table:number-columns-repeated="8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/>
          <table:table-cell table:style-name="ce7"/>
          <table:table-cell table:style-name="ce10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06:56:01.542845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6-08T08:03:57.198819206</dc:date>
    <dc:creator>Stéphane Galland</dc:creator>
    <meta:editing-duration>PT1H12M28S</meta:editing-duration>
    <meta:editing-cycles>11</meta:editing-cycles>
    <meta:generator>LibreOffice/4.2.8.2$Linux_X86_64 LibreOffice_project/420m0$Build-2</meta:generator>
    <meta:document-statistic meta:table-count="1" meta:cell-count="27" meta:object-count="3"/>
  </office:meta>
</office:document-meta>
</file>